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ManagerMock.remove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heCacheManagerTests.addNative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Mock.add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acheCacheManagerTests.setup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ManagerMock.get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Tests.getCacheManager( boolean transactionAwa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CacheCacheManagerTests.removeNative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heCacheManagerTests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ManagerMock.CacheManager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